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line-height="100%"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4" style:family="paragraph" style:parent-style-name="Standard">
      <style:text-properties style:font-name="Times New Roman" fo:font-size="15pt" style:font-size-asian="15pt" style:font-size-complex="15pt"/>
    </style:style>
    <style:style style:name="P5" style:family="paragraph" style:parent-style-name="Standard">
      <style:paragraph-properties fo:text-align="start" style:justify-single-word="false" style:text-autospace="none"/>
      <style:text-properties style:font-name="Times New Roman" fo:font-size="15pt" style:font-size-asian="15pt" style:font-size-complex="15pt"/>
    </style:style>
    <style:style style:name="P6" style:family="paragraph" style:parent-style-name="Standard">
      <style:paragraph-properties fo:line-height="0.2799in" fo:text-align="start" style:justify-single-word="false" style:text-autospace="none"/>
      <style:text-properties style:font-name="Times New Roman" fo:font-size="15pt" style:font-size-asian="15pt" style:font-size-complex="15pt"/>
    </style:style>
    <style:style style:name="P7" style:family="paragraph" style:parent-style-name="Standard">
      <style:paragraph-properties fo:text-align="start" style:justify-single-word="false" style:text-autospace="none"/>
      <style:text-properties style:font-name="Times New Roman" fo:font-size="15pt" fo:font-style="italic" style:font-size-asian="15pt" style:font-style-asian="italic" style:font-size-complex="15pt" style:font-style-complex="italic"/>
    </style:style>
    <style:style style:name="P8" style:family="paragraph" style:parent-style-name="rubric">
      <style:text-properties style:font-name="Times New Roman" fo:font-size="15pt" style:font-size-asian="15pt" style:font-size-complex="15pt"/>
    </style:style>
    <style:style style:name="P9"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autospace="none"/>
      <style:text-properties style:font-name="Times New Roman" fo:font-size="15pt" fo:font-weight="normal" style:font-size-asian="15pt" style:font-weight-asian="normal" style:font-size-complex="15pt" style:font-weight-complex="normal"/>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2">The Sursum Corda</text:p>
      <text:p text:style-name="rubric">The People remain standing if able. The Celebrant faces them and sings or says</text:p>
      <text:p text:style-name="P5">The Lord be with you.</text:p>
      <text:p text:style-name="P5"><text:span text:style-name="T1">People</text:span> And with your spirit.</text:p>
      <text:p text:style-name="P5"><text:span text:style-name="T1">Celebrant</text:span> Lift up your hearts.</text:p>
      <text:p text:style-name="P5"><text:span text:style-name="T1">People</text:span> We lift them to the Lord.</text:p>
      <text:p text:style-name="P5"><text:span text:style-name="T1">Celebrant</text:span> Let us give thanks to the Lord our God.</text:p>
      <text:p text:style-name="P5"><text:span text:style-name="T1">People</text:span> It is just and right so to do.</text:p>
      <text:p text:style-name="rubric">The Celebrant continues</text:p>
      <text:p text:style-name="P5">It is right, and a good and joyful thing, always and everywhere to give thanks to you, Father Almighty, Creator of heaven and earth. </text:p>
      <text:p text:style-name="rubric">Here a Proper Preface is sung or said</text:p>
      <text:p text:style-name="P2">All Saints</text:p>
      <text:p text:style-name="P10">Who, in the multitude of thy saints, hast compassed us about with so great a cloud of witnesses, that we, rejoicing in their fellowship, may run with patience the race that is set before us; and, together with them, may receive the crown of glory that fadeth not away.</text:p>
      <text:p text:style-name="P2"/>
      <text:p text:style-name="P2"/>
      <text:p text:style-name="P2">Presentation, Annunciation, and Transfiguration</text:p>
      <text:p text:style-name="P5">Therefore we praise you, joining our voices with Angels and Archangels and with all the company of heaven, who forever sing this hymn to proclaim the glory of your Name:</text:p>
      <text:p text:style-name="P2">The Sanctus</text:p>
      <text:p text:style-name="rubric">Celebrant and People</text:p>
      <text:p text:style-name="P5">Holy, Holy, Holy, Lord God of power and might, heaven and earth are full of your glory. Hosanna in the highest. Blessed is he who comes in the name of the Lord. Hosanna in the highest.</text:p>
      <text:p text:style-name="P3">The Prayer of Consecration</text:p>
      <text:p text:style-name="rubric">The People stand or kneel. The Celebrant continues</text:p>
      <text:p text:style-name="P6"><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6"><text:soft-page-break/><text:tab/>On the night that he was betrayed, our Lord Jesus Christ took bread; and when he had given thanks, he broke it,* and gave it to his disciples, saying, “Take, eat; this is my Body which is given for you: Do this in remembrance of me."</text:p>
      <text:p text:style-name="P6"><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6"><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5"><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5"><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5"><text:tab/>And although we are unworthy, because of our many sins, to offer you any sacrifice, yet we pray that you will accept this, the duty and service we owe, not weighing our merits, but pardoning our offenses, through Jesus Christ our Lord.</text:p>
      <text:p text:style-name="P5"><text:tab/>By him, and with him, and in him, in the unity of the Holy Spirit, all honor and glory is yours, Almighty Father, now and forever. Amen.</text:p>
      <text:p text:style-name="P2">The Lord's Prayer</text:p>
      <text:p text:style-name="rubric">The Celebrant then says</text:p>
      <text:p text:style-name="P5">And now as our Savior Christ has taught us, we are bold to pray:</text:p>
      <text:p text:style-name="rubric">People and Celebrant together pray</text:p>
      <text:p text:style-name="P5">Our Father, who art in heaven, ...</text:p>
      <text:p text:style-name="P5">The Fraction</text:p>
      <text:p text:style-name="rubric">The Celebrant breaks the consecrated Bread. A period of silence is kept.</text:p>
      <text:p text:style-name="rubric">Then may be sung or said</text:p>
      <text:p text:style-name="P5"><text:soft-page-break/><text:span text:style-name="T1">Celebrant</text:span> <text:span text:style-name="T3">[Alleluia.]</text:span> Christ our Passover is sacrificed for us</text:p>
      <text:p text:style-name="P5"><text:span text:style-name="T1">People</text:span> Therefore let us keep feast. <text:span text:style-name="T3">[Alleluia.]</text:span></text:p>
      <text:p text:style-name="rubric">In Lent, Alleluia is omitted, and may be omitted at other times except during Easter season.</text:p>
      <text:p text:style-name="P2">The Prayer of Humble Access</text:p>
      <text:p text:style-name="rubric">Celebrant and People together</text:p>
      <text:p text:style-name="P5">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2">The Agnus Dei</text:p>
      <text:p text:style-name="rubric">The following or some other suitable anthem may be sung or said here</text:p>
      <text:p text:style-name="P5">Lamb of God, you take away the sin of the world,</text:p>
      <text:p text:style-name="P7"><text:tab/>have mercy on us.</text:p>
      <text:p text:style-name="P5">Lamb of God, you take away the sin of the world,</text:p>
      <text:p text:style-name="P5"><text:span text:style-name="T2"><text:tab/></text:span><text:span text:style-name="T1">have mercy on us.</text:span></text:p>
      <text:p text:style-name="P5">Lamb of God, you take away the sin of the world,</text:p>
      <text:p text:style-name="P7"><text:tab/>grant us your peace.</text:p>
      <text:p text:style-name="P2"/>
      <text:p text:style-name="P2"/>
      <text:p text:style-name="P2"/>
      <text:p text:style-name="P2">The Ministration of Communion</text:p>
      <text:p text:style-name="rubric">Facing the People, the Celebrant may say the following invitation</text:p>
      <text:p text:style-name="P5">The gifts of God for the people of God. [Take them in remembrance that Christ died for you and feed on him in your hearts by faith, with thanksgiving.]</text:p>
      <text:p text:style-name="P8">or this</text:p>
      <text:p text:style-name="P5">Behold the Lamb of God, behold him who takes away the sins of the world. Blessed are those who are invited to the marriage supper of the Lamb.</text:p>
      <text:p text:style-name="P2">The Post Communion Prayer</text:p>
      <text:p text:style-name="rubric">After Communion, the Celebrant says</text:p>
      <text:p text:style-name="P5">Let us pray.</text:p>
      <text:p text:style-name="rubric">Celebrant and People together</text:p>
      <text:p text:style-name="P5">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4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l Sai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06-28T07:40:32</meta:print-date>
    <dc:date>2015-11-01T07:59:40</dc:date>
    <meta:editing-duration>PT200H04M59S</meta:editing-duration>
    <meta:editing-cycles>5</meta:editing-cycles>
    <meta:generator>NeoOffice/3.2015_Classic_Edition$Unix OpenOffice.org_project/</meta:generator>
    <meta:document-statistic meta:table-count="0" meta:image-count="0" meta:object-count="0" meta:page-count="3" meta:paragraph-count="63" meta:word-count="1316" meta:character-count="7193"/>
  </office:meta>
</office:document-meta>
</file>